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pitch="variable" style:font-charset="x-symbol"/>
    <style:font-face style:name="F" svg:font-family=""/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Verdana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text-properties style:font-name="StarSymbol"/>
      </text:list-level-style-bullet>
      <text:list-level-style-bullet text:level="2" text:style-name="Bullet_20_Symbols" style:num-suffix="." text:bullet-char="•">
        <style:text-properties style:font-name="StarSymbol"/>
      </text:list-level-style-bullet>
      <text:list-level-style-bullet text:level="3" text:style-name="Bullet_20_Symbols" style:num-suffix="." text:bullet-char="•">
        <style:text-properties style:font-name="StarSymbol"/>
      </text:list-level-style-bullet>
      <text:list-level-style-bullet text:level="4" text:style-name="Bullet_20_Symbols" style:num-suffix="." text:bullet-char="•">
        <style:text-properties style:font-name="StarSymbol"/>
      </text:list-level-style-bullet>
      <text:list-level-style-bullet text:level="5" text:style-name="Bullet_20_Symbols" style:num-suffix="." text:bullet-char="•">
        <style:text-properties style:font-name="StarSymbol"/>
      </text:list-level-style-bullet>
      <text:list-level-style-bullet text:level="6" text:style-name="Bullet_20_Symbols" style:num-suffix="." text:bullet-char="•">
        <style:text-properties style:font-name="StarSymbol"/>
      </text:list-level-style-bullet>
      <text:list-level-style-bullet text:level="7" text:style-name="Bullet_20_Symbols" style:num-suffix="." text:bullet-char="•">
        <style:text-properties style:font-name="StarSymbol"/>
      </text:list-level-style-bullet>
      <text:list-level-style-bullet text:level="8" text:style-name="Bullet_20_Symbols" style:num-suffix="." text:bullet-char="•">
        <style:text-properties style:font-name="StarSymbol"/>
      </text:list-level-style-bullet>
      <text:list-level-style-bullet text:level="9" text:style-name="Bullet_20_Symbols" style:num-suffix="." text:bullet-char="•">
        <style:text-properties style:font-name="StarSymbol"/>
      </text:list-level-style-bullet>
      <text:list-level-style-bullet text:level="10" text:style-name="Bullet_20_Symbols" style:num-suffix="." text:bullet-char="•"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3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rBot Industries Rod Cutting Guide</text:p>
      <text:p text:style-name="P1"/>
      <text:p text:style-name="P2">Instructions for cutting one set of rods:</text:p>
      <text:p text:style-name="P1"/>
      <text:p text:style-name="P2">Z Rods – 4 per set (M8 Threaded Rod)</text:p>
      <text:p text:style-name="P3"/>
      <text:list text:style-name="L1">
        <text:list-item>
          <text:p text:style-name="P4">Length: 330mm <text:s/>(a hair under 13 inches)</text:p>
        </text:list-item>
        <text:list-item>
          <text:p text:style-name="P4">Cut all M8 Threaded Rod to the same length</text:p>
        </text:list-item>
        <text:list-item>
          <text:p text:style-name="P4">No bevel needed.</text:p>
        </text:list-item>
        <text:list-item>
          <text:p text:style-name="P4">You should be able to get 3 Z rods per 1 meter rod.</text:p>
        </text:list-item>
      </text:list>
      <text:p text:style-name="P3"/>
      <text:p text:style-name="P2">Y Rods – 2 per set (M8 Smooth Rod)</text:p>
      <text:p text:style-name="P2"/>
      <text:list text:style-name="L2">
        <text:list-item>
          <text:p text:style-name="P5">Length: 290mm (about 11-7/16 inches)</text:p>
        </text:list-item>
        <text:list-item>
          <text:p text:style-name="P5">We need the same number of Y rods as X Rods</text:p>
        </text:list-item>
        <text:list-item>
          <text:p text:style-name="P5">Please slightly bevel the ends of the rods.</text:p>
        </text:list-item>
        <text:list-item>
          <text:p text:style-name="P5">You should be able to get 3 Y rods per 3 foot rod.</text:p>
        </text:list-item>
      </text:list>
      <text:p text:style-name="P3"/>
      <text:p text:style-name="P2">X Rods – 2 per set (M8 Smooth Rod)</text:p>
      <text:p text:style-name="P2"/>
      <text:list text:style-name="L3">
        <text:list-item>
          <text:p text:style-name="P6">Length: 170mm (about 6-1/2 inches)</text:p>
        </text:list-item>
        <text:list-item>
          <text:p text:style-name="P6">We need the same number of X rods as Y Rods</text:p>
        </text:list-item>
        <text:list-item>
          <text:p text:style-name="P6">Please slightly bevel the ends of the rods.</text:p>
        </text:list-item>
        <text:list-item>
          <text:p text:style-name="P6">You should be able to get 5 X rods per 3 foot rod.</text:p>
        </text:list-item>
      </text:list>
      <text:p text:style-name="P3"/>
      <text:p text:style-name="P2">Please take extra care not to damage the threads or smooth surfaces of the rods as they are critical for smooth operation of our robo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F" svg:font-family=""/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iragino Mincho Pro W3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09T14:42:36</meta:creation-date>
    <dc:creator>hoeken</dc:creator>
    <dc:date>2009-04-19T21:03:42</dc:date>
    <meta:printed-by>hoeken</meta:printed-by>
    <meta:print-date>2009-04-14T15:16:58</meta:print-date>
    <meta:editing-cycles>7</meta:editing-cycles>
    <meta:editing-duration>PT2H49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71" meta:character-count="808"/>
  </office:meta>
</office:document-meta>
</file>